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 Light" svg:font-family="'Calibri Light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7.586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4.685cm"/>
    </style:style>
    <style:style style:name="Table1.C" style:family="table-column">
      <style:table-column-properties style:column-width="3.293cm"/>
    </style:style>
    <style:style style:name="Table1.D" style:family="table-column">
      <style:table-column-properties style:column-width="2.57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3" style:family="table-row">
      <style:table-row-properties style:min-row-height="0.619cm" fo:keep-together="auto"/>
    </style:style>
    <style:style style:name="Table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C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14373c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weight="bold" officeooo:paragraph-rsid="0014373c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weight="bold" officeooo:rsid="00406f5e" officeooo:paragraph-rsid="00406f5e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weight="bold" officeooo:rsid="00154926" officeooo:paragraph-rsid="00726352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7402c8" officeooo:paragraph-rsid="007402c8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751333" officeooo:paragraph-rsid="00751333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751333" officeooo:paragraph-rsid="007917b3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751333" officeooo:paragraph-rsid="007ef20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751333" officeooo:paragraph-rsid="008b0ad6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751333" officeooo:paragraph-rsid="009bb358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751577" officeooo:paragraph-rsid="00751577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weight="bold" officeooo:rsid="0082f6d5" officeooo:paragraph-rsid="0082f6d5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rsid="00754141" officeooo:paragraph-rsid="0075414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7726e4" officeooo:paragraph-rsid="007726e4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7917b3" officeooo:paragraph-rsid="007917b3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7c3249" officeooo:paragraph-rsid="007c3249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7d19d9" officeooo:paragraph-rsid="007d19d9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7e77c1" officeooo:paragraph-rsid="007e77c1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7f3e39" officeooo:paragraph-rsid="00a4123b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83fbed" officeooo:paragraph-rsid="0083fbe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87e8d9" officeooo:paragraph-rsid="0087e8d9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rsid="008ac998" officeooo:paragraph-rsid="008ac998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rsid="008d3b39" officeooo:paragraph-rsid="008d3b39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rsid="008e76d9" officeooo:paragraph-rsid="008e76d9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rsid="0091604f" officeooo:paragraph-rsid="0091604f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rsid="00949230" officeooo:paragraph-rsid="00949230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0986427" officeooo:paragraph-rsid="00986427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rsid="009a043d" officeooo:paragraph-rsid="009a043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rsid="009d174a" officeooo:paragraph-rsid="009d174a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9352c7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a2ddd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7917b3"/>
    </style:style>
    <style:style style:name="T1" style:family="text">
      <style:text-properties officeooo:rsid="00726352"/>
    </style:style>
    <style:style style:name="T2" style:family="text">
      <style:text-properties officeooo:rsid="007917b3"/>
    </style:style>
    <style:style style:name="T3" style:family="text">
      <style:text-properties officeooo:rsid="007b1724"/>
    </style:style>
    <style:style style:name="T4" style:family="text">
      <style:text-properties officeooo:rsid="007fd709"/>
    </style:style>
    <style:style style:name="T5" style:family="text">
      <style:text-properties officeooo:rsid="0085d56d"/>
    </style:style>
    <style:style style:name="T6" style:family="text">
      <style:text-properties officeooo:rsid="0087249a"/>
    </style:style>
    <style:style style:name="T7" style:family="text">
      <style:text-properties officeooo:rsid="008fe2aa"/>
    </style:style>
    <style:style style:name="T8" style:family="text">
      <style:text-properties officeooo:rsid="009352c7"/>
    </style:style>
    <style:style style:name="T9" style:family="text">
      <style:text-properties officeooo:rsid="00949230"/>
    </style:style>
    <style:style style:name="T10" style:family="text">
      <style:text-properties officeooo:rsid="00966e28"/>
    </style:style>
    <style:style style:name="T11" style:family="text">
      <style:text-properties officeooo:rsid="009dc5d1"/>
    </style:style>
    <style:style style:name="T12" style:family="text">
      <style:text-properties officeooo:rsid="00a04537"/>
    </style:style>
    <style:style style:name="T13" style:family="text">
      <style:text-properties officeooo:rsid="00a162c8"/>
    </style:style>
    <style:style style:name="T14" style:family="text">
      <style:text-properties officeooo:rsid="00a2dddd"/>
    </style:style>
    <style:style style:name="T15" style:family="text">
      <style:text-properties officeooo:rsid="00a412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Data Type</text:p>
          </table:table-cell>
          <table:table-cell table:style-name="Table1.C1" office:value-type="string">
            <text:p text:style-name="P3">Data</text:p>
          </table:table-cell>
          <table:table-cell table:style-name="Table1.A1" office:value-type="string">
            <text:p text:style-name="P2">Expected Outcome</text:p>
          </table:table-cell>
        </table:table-row>
        <table:table-row table:style-name="Table1.1">
          <table:table-cell table:style-name="Table1.A1" table:number-columns-spanned="5" office:value-type="string">
            <text:p text:style-name="P4">F<text:span text:style-name="T1">rontend Navigate / Securit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5">Frontend navigation functions correctly</text:p>
          </table:table-cell>
          <table:table-cell table:style-name="Table1.A1" office:value-type="string">
            <text:p text:style-name="P5">User is able to navigate to all of the different pages of the frontend using just the buttons provided</text:p>
          </table:table-cell>
          <table:table-cell table:style-name="Table1.C1" office:value-type="string">
            <text:p text:style-name="P6">Website</text:p>
          </table:table-cell>
          <table:table-cell table:style-name="Table1.C1" office:value-type="string">
            <text:p text:style-name="P6">&lt;Insert landing page here&gt;</text:p>
          </table:table-cell>
          <table:table-cell table:style-name="Table1.A1" office:value-type="string">
            <text:p text:style-name="P11">Page should appear as per design and should be easy to navigate with on site tools (no manual entering of URLs should be required)</text:p>
          </table:table-cell>
        </table:table-row>
        <table:table-row table:style-name="Table1.3">
          <table:table-cell table:style-name="Table1.A4" office:value-type="string">
            <text:p text:style-name="P13">Frontend redirects user if not logged in</text:p>
          </table:table-cell>
          <table:table-cell table:style-name="Table1.A4" office:value-type="string">
            <text:p text:style-name="P14">Frontend redirects the user should they try and access pages they do not have access to</text:p>
          </table:table-cell>
          <table:table-cell table:style-name="Table1.C4" office:value-type="string">
            <text:p text:style-name="P15">Website</text:p>
          </table:table-cell>
          <table:table-cell table:style-name="Table1.C4" office:value-type="string">
            <text:p text:style-name="P7">&lt;Insert landing page here&gt;</text:p>
          </table:table-cell>
          <table:table-cell table:style-name="Table1.A4" office:value-type="string">
            <text:p text:style-name="P32"><text:span text:style-name="T2">User will be redirected to the login / create account page should they try and access any page which requires account credentials</text:span></text:p>
          </table:table-cell>
        </table:table-row>
        <table:table-row table:style-name="Table1.3">
          <table:table-cell table:style-name="Table1.A4" office:value-type="string">
            <text:p text:style-name="P16">User should not be able to view / access other users data</text:p>
          </table:table-cell>
          <table:table-cell table:style-name="Table1.A4" office:value-type="string">
            <text:p text:style-name="P17">Frontend should not expose any user data unless the user is logged into that user account with valid credentials</text:p>
          </table:table-cell>
          <table:table-cell table:style-name="Table1.C4" office:value-type="string">
            <text:p text:style-name="P18">Website</text:p>
          </table:table-cell>
          <table:table-cell table:style-name="Table1.C4" office:value-type="string">
            <text:p text:style-name="P8">&lt;Insert landing page here&gt;</text:p>
          </table:table-cell>
          <table:table-cell table:style-name="Table1.A4" office:value-type="string">
            <text:p text:style-name="P19">U<text:span text:style-name="T15">ser will be shown no data if they do not have valid credentials and should be redirected (see above)</text:span></text:p>
          </table:table-cell>
        </table:table-row>
        <table:table-row table:style-name="Table1.3">
          <table:table-cell table:style-name="Table1.A4" table:number-columns-spanned="5" office:value-type="string">
            <text:p text:style-name="P12">Frontend Data Representations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4" office:value-type="string">
            <text:p text:style-name="P20">User should be able to view all <text:span text:style-name="T6">songs</text:span> in their <text:span text:style-name="T5">library</text:span></text:p>
          </table:table-cell>
          <table:table-cell table:style-name="Table1.A4" office:value-type="string">
            <text:p text:style-name="P21">Webpage should provide a method for the user to view all the items in their library along with moods and view counts</text:p>
          </table:table-cell>
          <table:table-cell table:style-name="Table1.C4" office:value-type="string">
            <text:p text:style-name="P22">Website</text:p>
          </table:table-cell>
          <table:table-cell table:style-name="Table1.C4" office:value-type="string">
            <text:p text:style-name="P9">&lt;Insert landing page here&gt;</text:p>
          </table:table-cell>
          <table:table-cell table:style-name="Table1.A4" office:value-type="string">
            <text:p text:style-name="P31"><text:span text:style-name="T8">User library should be displayed if user has correct login credentials</text:span></text:p>
          </table:table-cell>
        </table:table-row>
        <table:table-row table:style-name="Table1.3">
          <table:table-cell table:style-name="Table1.A4" office:value-type="string">
            <text:p text:style-name="P23">User should be able to <text:span text:style-name="T9">view </text:span>a timeline of their recently listened to songs</text:p>
          </table:table-cell>
          <table:table-cell table:style-name="Table1.A4" office:value-type="string">
            <text:p text:style-name="P24">Webpage should provide a method for the user to view all of their <text:span text:style-name="T7">recently listened to track in a timeline format</text:span></text:p>
          </table:table-cell>
          <table:table-cell table:style-name="Table1.C4" office:value-type="string">
            <text:p text:style-name="P25">Website</text:p>
          </table:table-cell>
          <table:table-cell table:style-name="Table1.C4" office:value-type="string">
            <text:p text:style-name="P25">&lt;Insert landing page here&gt;</text:p>
          </table:table-cell>
          <table:table-cell table:style-name="Table1.A4" office:value-type="string">
            <text:p text:style-name="P30"><text:span text:style-name="T8">Timeline of user listens should be displayed if user has correct login credentials </text:span></text:p>
          </table:table-cell>
        </table:table-row>
        <table:table-row table:style-name="Table1.3">
          <table:table-cell table:style-name="Table1.A4" office:value-type="string">
            <text:p text:style-name="P26">User should be able <text:span text:style-name="T10">view statistics on the makeup of their library and listening habits</text:span></text:p>
          </table:table-cell>
          <table:table-cell table:style-name="Table1.A4" office:value-type="string">
            <text:p text:style-name="P27">Webpage should provide a method for the user to view statistics such as the mood makeup of their library <text:span text:style-name="T12">and last day of listening</text:span></text:p>
          </table:table-cell>
          <table:table-cell table:style-name="Table1.C4" office:value-type="string">
            <text:p text:style-name="P28">Website</text:p>
          </table:table-cell>
          <table:table-cell table:style-name="Table1.C4" office:value-type="string">
            <text:p text:style-name="P10">&lt;Insert landing page here&gt;</text:p>
          </table:table-cell>
          <table:table-cell table:style-name="Table1.A4" office:value-type="string">
            <text:p text:style-name="P29">Statistics on library <text:span text:style-name="T13">and listen </text:span>makeup should be displayed on <text:span text:style-name="T11">page if the user has correct login </text:span><text:soft-page-break/><text:span text:style-name="T11">credential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 Light" svg:font-family="'Calibri Light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 Light" fo:font-family="'Calibri Light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4:41:57.509892590</meta:creation-date>
    <dc:date>2020-05-05T11:49:45.323183212</dc:date>
    <meta:editing-duration>PT2H55M4S</meta:editing-duration>
    <meta:editing-cycles>129</meta:editing-cycles>
    <meta:generator>LibreOffice/6.3.5.2$Linux_X86_64 LibreOffice_project/30$Build-2</meta:generator>
    <meta:document-statistic meta:table-count="1" meta:image-count="0" meta:object-count="0" meta:page-count="2" meta:paragraph-count="37" meta:word-count="335" meta:character-count="1932" meta:non-whitespace-character-count="1633"/>
  </office:meta>
</office:document-meta>
</file>